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***********************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******************************</text:p>
          </table:table-cell>
          <table:table-cell table:number-columns-repeated="8"/>
        </table:table-row>
        <table:table-row table:style-name="ro1">
          <table:table-cell table:formula="of:================" office:value-type="string" office:string-value="" calcext:value-type="error">
            <text:p>Err:510</text:p>
          </table:table-cell>
          <table:table-cell office:value-type="string" calcext:value-type="string">
            <text:p>lkk_general</text:p>
          </table:table-cell>
          <table:table-cell table:formula="of:===================" office:value-type="string" office:string-value="" calcext:value-type="error">
            <text:p>Err:510</text:p>
          </table:table-cell>
          <table:table-cell table:number-columns-repeated="2"/>
          <table:table-cell table:formula="of:=([.E22]-[.E3])/[.E3]" office:value-type="float" office:value="0.00576504870349561" calcext:value-type="float">
            <text:p>0.005765048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6793560294" calcext:value-type="float">
            <text:p>16793560294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794134837" calcext:value-type="float">
            <text:p>16794134837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runs</text:p>
          </table:table-cell>
          <table:table-cell table:number-columns-repeated="3"/>
          <table:table-cell office:value-type="float" office:value="16794148996" calcext:value-type="float">
            <text:p>16794148996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table:number-columns-repeated="3"/>
          <table:table-cell office:value-type="float" office:value="16796798243" calcext:value-type="float">
            <text:p>16796798243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cpu freq governor</text:p>
          </table:table-cell>
          <table:table-cell table:number-columns-repeated="3"/>
          <table:table-cell office:value-type="float" office:value="16799261585" calcext:value-type="float">
            <text:p>1679926158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as “performance”</text:p>
          </table:table-cell>
          <table:table-cell table:number-columns-repeated="3"/>
          <table:table-cell office:value-type="float" office:value="16800930350" calcext:value-type="float">
            <text:p>16800930350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00947071" calcext:value-type="float">
            <text:p>16800947071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02636857" calcext:value-type="float">
            <text:p>16802636857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04132286" calcext:value-type="float">
            <text:p>16804132286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05031485" calcext:value-type="float">
            <text:p>1680503148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05317485" calcext:value-type="float">
            <text:p>1680531748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06697826" calcext:value-type="float">
            <text:p>16806697826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07013391" calcext:value-type="float">
            <text:p>16807013391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07704567" calcext:value-type="float">
            <text:p>16807704567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09643181" calcext:value-type="float">
            <text:p>16809643181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11233397" calcext:value-type="float">
            <text:p>16811233397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12465972" calcext:value-type="float">
            <text:p>16812465972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15250870" calcext:value-type="float">
            <text:p>16815250870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26917794" calcext:value-type="float">
            <text:p>16826917794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90375987" calcext:value-type="float">
            <text:p>16890375987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***********************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******************************</text:p>
          </table:table-cell>
          <table:table-cell table:number-columns-repeated="8"/>
        </table:table-row>
        <table:table-row table:style-name="ro1">
          <table:table-cell table:formula="of:================" office:value-type="string" office:string-value="" calcext:value-type="error">
            <text:p>Err:510</text:p>
          </table:table-cell>
          <table:table-cell office:value-type="string" calcext:value-type="string">
            <text:p>lkk_general</text:p>
          </table:table-cell>
          <table:table-cell office:value-type="string" calcext:value-type="string">
            <text:p>signed</text:p>
          </table:table-cell>
          <table:table-cell table:formula="of:===================" office:value-type="string" office:string-value="" calcext:value-type="error">
            <text:p>Err:510</text:p>
          </table:table-cell>
          <table:table-cell/>
          <table:table-cell table:formula="of:=([.E44]-[.E25])/[.E25]" office:value-type="float" office:value="0.0021775548386958" calcext:value-type="float">
            <text:p>0.00217755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6791691006" calcext:value-type="float">
            <text:p>16791691006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795567008" calcext:value-type="float">
            <text:p>16795567008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796144584" calcext:value-type="float">
            <text:p>16796144584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796285966" calcext:value-type="float">
            <text:p>16796285966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797432929" calcext:value-type="float">
            <text:p>16797432929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797611108" calcext:value-type="float">
            <text:p>16797611108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798236194" calcext:value-type="float">
            <text:p>16798236194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798628800" calcext:value-type="float">
            <text:p>16798628800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799913668" calcext:value-type="float">
            <text:p>16799913668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799981810" calcext:value-type="float">
            <text:p>16799981810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00085862" calcext:value-type="float">
            <text:p>16800085862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00127852" calcext:value-type="float">
            <text:p>16800127852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00488930" calcext:value-type="float">
            <text:p>16800488930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03578787" calcext:value-type="float">
            <text:p>16803578787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03950703" calcext:value-type="float">
            <text:p>16803950703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07026470" calcext:value-type="float">
            <text:p>16807026470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08460780" calcext:value-type="float">
            <text:p>16808460780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14581246" calcext:value-type="float">
            <text:p>16814581246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15969578" calcext:value-type="float">
            <text:p>16815969578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6828255834" calcext:value-type="float">
            <text:p>16828255834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***********************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******************************</text:p>
          </table:table-cell>
          <table:table-cell table:number-columns-repeated="8"/>
        </table:table-row>
        <table:table-row table:style-name="ro1">
          <table:table-cell table:formula="of:================" office:value-type="string" office:string-value="" calcext:value-type="error">
            <text:p>Err:510</text:p>
          </table:table-cell>
          <table:table-cell office:value-type="string" calcext:value-type="string">
            <text:p>gm_general</text:p>
          </table:table-cell>
          <table:table-cell table:formula="of:===================" office:value-type="string" office:string-value="" calcext:value-type="error">
            <text:p>Err:510</text:p>
          </table:table-cell>
          <table:table-cell table:number-columns-repeated="2"/>
          <table:table-cell table:formula="of:=([.E66]-[.E47])/[.E47]" office:value-type="float" office:value="0.000397320515124331" calcext:value-type="float">
            <text:p>0.000397320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7185976029" calcext:value-type="float">
            <text:p>27185976029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6014735" calcext:value-type="float">
            <text:p>2718601473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6265821" calcext:value-type="float">
            <text:p>27186265821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6322188" calcext:value-type="float">
            <text:p>27186322188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6364645" calcext:value-type="float">
            <text:p>2718636464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6462455" calcext:value-type="float">
            <text:p>2718646245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6718942" calcext:value-type="float">
            <text:p>27186718942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6733023" calcext:value-type="float">
            <text:p>27186733023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6876909" calcext:value-type="float">
            <text:p>27186876909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6929404" calcext:value-type="float">
            <text:p>27186929404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7068925" calcext:value-type="float">
            <text:p>2718706892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7280394" calcext:value-type="float">
            <text:p>27187280394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7306270" calcext:value-type="float">
            <text:p>27187306270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7311310" calcext:value-type="float">
            <text:p>27187311310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7515185" calcext:value-type="float">
            <text:p>2718751518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7564184" calcext:value-type="float">
            <text:p>27187564184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7593675" calcext:value-type="float">
            <text:p>2718759367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8716905" calcext:value-type="float">
            <text:p>2718871690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94266511" calcext:value-type="float">
            <text:p>27194266511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96777575" calcext:value-type="float">
            <text:p>2719677757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***********************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******************************</text:p>
          </table:table-cell>
          <table:table-cell table:number-columns-repeated="8"/>
        </table:table-row>
        <table:table-row table:style-name="ro1">
          <table:table-cell table:formula="of:================" office:value-type="string" office:string-value="" calcext:value-type="error">
            <text:p>Err:510</text:p>
          </table:table-cell>
          <table:table-cell office:value-type="string" calcext:value-type="string">
            <text:p>gm_general</text:p>
          </table:table-cell>
          <table:table-cell office:value-type="string" calcext:value-type="string">
            <text:p>signed</text:p>
          </table:table-cell>
          <table:table-cell table:formula="of:===================" office:value-type="string" office:string-value="" calcext:value-type="error">
            <text:p>Err:510</text:p>
          </table:table-cell>
          <table:table-cell/>
          <table:table-cell table:formula="of:=([.E88]-[.E69])/[.E69]" office:value-type="float" office:value="0.000477894843190438" calcext:value-type="float">
            <text:p>0.00047789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7184233488" calcext:value-type="float">
            <text:p>27184233488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5991302" calcext:value-type="float">
            <text:p>27185991302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6310817" calcext:value-type="float">
            <text:p>27186310817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6981957" calcext:value-type="float">
            <text:p>27186981957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7019685" calcext:value-type="float">
            <text:p>2718701968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7222578" calcext:value-type="float">
            <text:p>27187222578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7274959" calcext:value-type="float">
            <text:p>27187274959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7276395" calcext:value-type="float">
            <text:p>2718727639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7443758" calcext:value-type="float">
            <text:p>27187443758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7701890" calcext:value-type="float">
            <text:p>27187701890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7702103" calcext:value-type="float">
            <text:p>27187702103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7736219" calcext:value-type="float">
            <text:p>27187736219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7819622" calcext:value-type="float">
            <text:p>27187819622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8222879" calcext:value-type="float">
            <text:p>27188222879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8416226" calcext:value-type="float">
            <text:p>27188416226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8463103" calcext:value-type="float">
            <text:p>27188463103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8552644" calcext:value-type="float">
            <text:p>27188552644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88587287" calcext:value-type="float">
            <text:p>27188587287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94316516" calcext:value-type="float">
            <text:p>27194316516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7197224693" calcext:value-type="float">
            <text:p>27197224693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***********************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******************************</text:p>
          </table:table-cell>
          <table:table-cell table:number-columns-repeated="8"/>
        </table:table-row>
        <table:table-row table:style-name="ro1">
          <table:table-cell table:formula="of:================" office:value-type="string" office:string-value="" calcext:value-type="error">
            <text:p>Err:510</text:p>
          </table:table-cell>
          <table:table-cell office:value-type="string" calcext:value-type="string">
            <text:p>lkk</text:p>
          </table:table-cell>
          <table:table-cell table:formula="of:===================" office:value-type="string" office:string-value="" calcext:value-type="error">
            <text:p>Err:510</text:p>
          </table:table-cell>
          <table:table-cell table:number-columns-repeated="2"/>
          <table:table-cell table:formula="of:=([.E110]-[.E91])/[.E91]" office:value-type="float" office:value="0.0923181616725183" calcext:value-type="float">
            <text:p>0.092318161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302989727" calcext:value-type="float">
            <text:p>11302989727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330278966" calcext:value-type="float">
            <text:p>11330278966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333944852" calcext:value-type="float">
            <text:p>11333944852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340097994" calcext:value-type="float">
            <text:p>11340097994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342399546" calcext:value-type="float">
            <text:p>11342399546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361899722" calcext:value-type="float">
            <text:p>11361899722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369585372" calcext:value-type="float">
            <text:p>11369585372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388571856" calcext:value-type="float">
            <text:p>11388571856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396320735" calcext:value-type="float">
            <text:p>1139632073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400926384" calcext:value-type="float">
            <text:p>11400926384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407529401" calcext:value-type="float">
            <text:p>11407529401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465786822" calcext:value-type="float">
            <text:p>11465786822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493026928" calcext:value-type="float">
            <text:p>11493026928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500226081" calcext:value-type="float">
            <text:p>11500226081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839111295" calcext:value-type="float">
            <text:p>1183911129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2062511136" calcext:value-type="float">
            <text:p>12062511136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2120741802" calcext:value-type="float">
            <text:p>12120741802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2224715833" calcext:value-type="float">
            <text:p>12224715833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2270515770" calcext:value-type="float">
            <text:p>12270515770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2346460960" calcext:value-type="float">
            <text:p>12346460960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***********************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******************************</text:p>
          </table:table-cell>
          <table:table-cell table:number-columns-repeated="8"/>
        </table:table-row>
        <table:table-row table:style-name="ro1">
          <table:table-cell table:formula="of:================" office:value-type="string" office:string-value="" calcext:value-type="error">
            <text:p>Err:510</text:p>
          </table:table-cell>
          <table:table-cell office:value-type="string" calcext:value-type="string">
            <text:p>lkk</text:p>
          </table:table-cell>
          <table:table-cell office:value-type="string" calcext:value-type="string">
            <text:p>signed</text:p>
          </table:table-cell>
          <table:table-cell table:formula="of:===================" office:value-type="string" office:string-value="" calcext:value-type="error">
            <text:p>Err:510</text:p>
          </table:table-cell>
          <table:table-cell/>
          <table:table-cell table:formula="of:=([.E132]-[.E113])/[.E113]" office:value-type="float" office:value="0.103103298337068" calcext:value-type="float">
            <text:p>0.10310329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306861922" calcext:value-type="float">
            <text:p>11306861922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319897749" calcext:value-type="float">
            <text:p>11319897749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322404205" calcext:value-type="float">
            <text:p>1132240420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326396024" calcext:value-type="float">
            <text:p>11326396024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340564620" calcext:value-type="float">
            <text:p>11340564620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349482022" calcext:value-type="float">
            <text:p>11349482022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350645848" calcext:value-type="float">
            <text:p>11350645848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367811962" calcext:value-type="float">
            <text:p>11367811962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377104713" calcext:value-type="float">
            <text:p>11377104713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401524463" calcext:value-type="float">
            <text:p>11401524463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447014497" calcext:value-type="float">
            <text:p>11447014497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486626571" calcext:value-type="float">
            <text:p>11486626571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557874405" calcext:value-type="float">
            <text:p>1155787440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568294164" calcext:value-type="float">
            <text:p>11568294164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703272118" calcext:value-type="float">
            <text:p>11703272118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714694545" calcext:value-type="float">
            <text:p>1171469454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720043593" calcext:value-type="float">
            <text:p>11720043593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2177986648" calcext:value-type="float">
            <text:p>12177986648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2318798241" calcext:value-type="float">
            <text:p>12318798241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2472636680" calcext:value-type="float">
            <text:p>12472636680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***********************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******************************</text:p>
          </table:table-cell>
          <table:table-cell table:number-columns-repeated="8"/>
        </table:table-row>
        <table:table-row table:style-name="ro1">
          <table:table-cell table:formula="of:================" office:value-type="string" office:string-value="" calcext:value-type="error">
            <text:p>Err:510</text:p>
          </table:table-cell>
          <table:table-cell office:value-type="string" calcext:value-type="string">
            <text:p>gm</text:p>
          </table:table-cell>
          <table:table-cell table:formula="of:===================" office:value-type="string" office:string-value="" calcext:value-type="error">
            <text:p>Err:510</text:p>
          </table:table-cell>
          <table:table-cell table:number-columns-repeated="2"/>
          <table:table-cell table:formula="of:=([.E154]-[.E135])/[.E135]" office:value-type="float" office:value="0.041956024731512" calcext:value-type="float">
            <text:p>0.041956024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367119956" calcext:value-type="float">
            <text:p>11367119956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379339140" calcext:value-type="float">
            <text:p>11379339140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379501384" calcext:value-type="float">
            <text:p>11379501384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389819289" calcext:value-type="float">
            <text:p>11389819289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401332877" calcext:value-type="float">
            <text:p>11401332877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415743146" calcext:value-type="float">
            <text:p>11415743146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423329010" calcext:value-type="float">
            <text:p>11423329010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426429635" calcext:value-type="float">
            <text:p>1142642963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444458523" calcext:value-type="float">
            <text:p>11444458523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453385445" calcext:value-type="float">
            <text:p>1145338544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459634821" calcext:value-type="float">
            <text:p>11459634821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481398068" calcext:value-type="float">
            <text:p>11481398068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520962393" calcext:value-type="float">
            <text:p>11520962393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538446542" calcext:value-type="float">
            <text:p>11538446542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614792599" calcext:value-type="float">
            <text:p>11614792599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668092994" calcext:value-type="float">
            <text:p>11668092994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688731093" calcext:value-type="float">
            <text:p>11688731093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696559535" calcext:value-type="float">
            <text:p>1169655953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740592495" calcext:value-type="float">
            <text:p>1174059249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1844039122" calcext:value-type="float">
            <text:p>11844039122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***********************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******************************</text:p>
          </table:table-cell>
          <table:table-cell table:number-columns-repeated="8"/>
        </table:table-row>
        <table:table-row table:style-name="ro1">
          <table:table-cell table:formula="of:================" office:value-type="string" office:string-value="" calcext:value-type="error">
            <text:p>Err:510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signed</text:p>
          </table:table-cell>
          <table:table-cell table:formula="of:===================" office:value-type="string" office:string-value="" calcext:value-type="error">
            <text:p>Err:510</text:p>
          </table:table-cell>
          <table:table-cell/>
          <table:table-cell table:formula="of:=([.E176]-[.E157])/[.E157]" office:value-type="float" office:value="0.377919132954008" calcext:value-type="float">
            <text:p>0.3779191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9098671122" calcext:value-type="float">
            <text:p>19098671122</text:p>
          </table:table-cell>
          <table:table-cell table:formula="of:=([.E177]-[.E158])/[.E158]"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9109130641" calcext:value-type="float">
            <text:p>19109130641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9112302074" calcext:value-type="float">
            <text:p>19112302074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9112517837" calcext:value-type="float">
            <text:p>19112517837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9112859970" calcext:value-type="float">
            <text:p>19112859970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9113563961" calcext:value-type="float">
            <text:p>19113563961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9113657507" calcext:value-type="float">
            <text:p>19113657507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9114180149" calcext:value-type="float">
            <text:p>19114180149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9115180316" calcext:value-type="float">
            <text:p>19115180316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9115278135" calcext:value-type="float">
            <text:p>19115278135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9116130502" calcext:value-type="float">
            <text:p>19116130502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9117427923" calcext:value-type="float">
            <text:p>19117427923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9117445912" calcext:value-type="float">
            <text:p>19117445912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9117489472" calcext:value-type="float">
            <text:p>19117489472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9117558411" calcext:value-type="float">
            <text:p>19117558411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9118622707" calcext:value-type="float">
            <text:p>19118622707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9118637331" calcext:value-type="float">
            <text:p>19118637331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9120107208" calcext:value-type="float">
            <text:p>19120107208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19120423394" calcext:value-type="float">
            <text:p>19120423394</text:p>
          </table:table-cell>
          <table:table-cell table:number-columns-repeated="5"/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4"/>
          <table:table-cell office:value-type="float" office:value="26316424353" calcext:value-type="float">
            <text:p>26316424353</text:p>
          </table:table-cell>
          <table:table-cell office:value-type="string" calcext:value-type="string">
            <text:p>outlier</text:p>
          </table:table-cell>
          <table:table-cell table:number-columns-repeated="4"/>
          <table:table-cell office:value-type="string" calcext:value-type="string">
            <text:p>cycles</text:p>
          </table:table-cell>
        </table:table-row>
      </table:table>
      <table:named-expressions/>
      <table:database-ranges>
        <table:database-range table:name="__Anonymous_Sheet_DB__0" table:target-range-address="Sheet1.E157:Sheet1.E1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0T22:05:36.493828825</dc:date>
    <dc:creator>Owen Kaser</dc:creator>
    <meta:generator>LibreOffice/4.2.8.2$Linux_X86_64 LibreOffice_project/420m0$Build-2</meta:generator>
    <meta:editing-duration>P0D</meta:editing-duration>
    <meta:editing-cycles>1</meta:editing-cycles>
    <meta:document-statistic meta:table-count="1" meta:cell-count="386" meta:object-count="0"/>
  </office:meta>
</office:document-meta>
</file>